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d707e"/>
    </style:style>
    <style:style style:name="P2" style:family="paragraph" style:parent-style-name="Standard" style:list-style-name="L1">
      <style:text-properties officeooo:paragraph-rsid="000d707e"/>
    </style:style>
    <style:style style:name="P3" style:family="paragraph" style:parent-style-name="Standard" style:list-style-name="L2">
      <style:text-properties officeooo:paragraph-rsid="000e74eb"/>
    </style:style>
    <style:style style:name="P4" style:family="paragraph" style:parent-style-name="Standard" style:list-style-name="L3">
      <style:text-properties officeooo:paragraph-rsid="000ecfd3"/>
    </style:style>
    <style:style style:name="P5" style:family="paragraph" style:parent-style-name="Standard" style:list-style-name="L3">
      <style:text-properties officeooo:paragraph-rsid="000f8da2"/>
    </style:style>
    <style:style style:name="P6" style:family="paragraph" style:parent-style-name="Standard">
      <style:text-properties officeooo:paragraph-rsid="001a94f6"/>
    </style:style>
    <style:style style:name="P7" style:family="paragraph" style:parent-style-name="Text_20_body" style:list-style-name="L4">
      <style:text-properties officeooo:paragraph-rsid="000f8da2"/>
    </style:style>
    <style:style style:name="P8" style:family="paragraph" style:parent-style-name="Text_20_body" style:list-style-name="L5">
      <style:text-properties officeooo:paragraph-rsid="0010b5fd"/>
    </style:style>
    <style:style style:name="P9" style:family="paragraph" style:parent-style-name="Text_20_body" style:list-style-name="L5">
      <style:text-properties officeooo:paragraph-rsid="00112e0c"/>
    </style:style>
    <style:style style:name="P10" style:family="paragraph" style:parent-style-name="Text_20_body" style:list-style-name="L6">
      <style:text-properties officeooo:paragraph-rsid="001520dc"/>
    </style:style>
    <style:style style:name="P11" style:family="paragraph" style:parent-style-name="Text_20_body" style:list-style-name="L6">
      <style:text-properties officeooo:paragraph-rsid="001560b3"/>
    </style:style>
    <style:style style:name="P12" style:family="paragraph" style:parent-style-name="Text_20_body" style:list-style-name="L6">
      <style:text-properties officeooo:paragraph-rsid="00161330"/>
    </style:style>
    <style:style style:name="P13" style:family="paragraph" style:parent-style-name="Text_20_body" style:list-style-name="L6">
      <style:text-properties officeooo:paragraph-rsid="0017cdd2"/>
    </style:style>
    <style:style style:name="P14" style:family="paragraph" style:parent-style-name="Text_20_body" style:list-style-name="L6">
      <style:text-properties officeooo:paragraph-rsid="0018cb7f"/>
    </style:style>
    <style:style style:name="P15" style:family="paragraph" style:parent-style-name="Text_20_body">
      <style:text-properties officeooo:paragraph-rsid="00121582"/>
    </style:style>
    <style:style style:name="P16" style:family="paragraph" style:parent-style-name="Text_20_body">
      <style:text-properties officeooo:paragraph-rsid="0013507a"/>
    </style:style>
    <style:style style:name="P17" style:family="paragraph" style:parent-style-name="Text_20_body" style:list-style-name="L4">
      <style:paragraph-properties fo:margin-left="1.251cm" fo:margin-right="0cm" fo:text-indent="-0.635cm" style:auto-text-indent="false"/>
      <style:text-properties officeooo:paragraph-rsid="0010b5fd"/>
    </style:style>
    <style:style style:name="T1" style:family="text">
      <style:text-properties officeooo:rsid="000d707e"/>
    </style:style>
    <style:style style:name="T2" style:family="text">
      <style:text-properties officeooo:rsid="000d8aac"/>
    </style:style>
    <style:style style:name="T3" style:family="text">
      <style:text-properties officeooo:rsid="000e74eb"/>
    </style:style>
    <style:style style:name="T4" style:family="text">
      <style:text-properties officeooo:rsid="000ecfd3"/>
    </style:style>
    <style:style style:name="T5" style:family="text">
      <style:text-properties officeooo:rsid="000f8da2"/>
    </style:style>
    <style:style style:name="T6" style:family="text">
      <style:text-properties officeooo:rsid="0010b5fd"/>
    </style:style>
    <style:style style:name="T7" style:family="text">
      <style:text-properties officeooo:rsid="00112e0c"/>
    </style:style>
    <style:style style:name="T8" style:family="text">
      <style:text-properties officeooo:rsid="00121582"/>
    </style:style>
    <style:style style:name="T9" style:family="text">
      <style:text-properties officeooo:rsid="0012cf1f"/>
    </style:style>
    <style:style style:name="T10" style:family="text">
      <style:text-properties officeooo:rsid="001520dc"/>
    </style:style>
    <style:style style:name="T11" style:family="text">
      <style:text-properties officeooo:rsid="001560b3"/>
    </style:style>
    <style:style style:name="T12" style:family="text">
      <style:text-properties officeooo:rsid="00161330"/>
    </style:style>
    <style:style style:name="T13" style:family="text">
      <style:text-properties officeooo:rsid="0017cdd2"/>
    </style:style>
    <style:style style:name="T14" style:family="text">
      <style:text-properties officeooo:rsid="0018cb7f"/>
    </style:style>
    <style:style style:name="T15" style:family="text">
      <style:text-properties officeooo:rsid="001a94f6"/>
    </style:style>
    <style:style style:name="T16" style:family="text">
      <style:text-properties officeooo:rsid="001be61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span text:style-name="T1">Programmieren – Abschlussprojekt</text:span></text:h>
      <text:p text:style-name="P6"><text:span text:style-name="T15">Zur besseren Übersicht darüber, wer was geschrieben hat: Schriftfarben verwenden </text:span><text:span text:style-name="T16">(es sei denn, Github kann das ohnehin besser managen. Weiß ich leider noch nicht)</text:span><text:span text:style-name="T15">!</text:span></text:p>
      <text:p text:style-name="P6"><text:span text:style-name="T15">Schwarz:<text:tab/>Alex</text:span></text:p>
      <text:h text:style-name="Heading_20_2" text:outline-level="2"><text:span text:style-name="T1">Anforderungen</text:span></text:h>
      <text:list xml:id="list2185777085025636394" text:style-name="L2">
        <text:list-item>
          <text:p text:style-name="P3"><text:span text:style-name="T3">Gute Kapselung</text:span></text:p>
        </text:list-item>
        <text:list-item>
          <text:p text:style-name="P3"><text:span text:style-name="T3">Auf Wiederverwendbarkeit des Codes achten</text:span></text:p>
        </text:list-item>
      </text:list>
      <text:h text:style-name="Heading_20_2" text:outline-level="2"><text:span text:style-name="T1">Klassendesign</text:span></text:h>
      <text:h text:style-name="Heading_20_3" text:outline-level="3"><text:span text:style-name="T1">Logger</text:span></text:h>
      <text:list xml:id="list8606639560756209786" text:style-name="L1">
        <text:list-item>
          <text:p text:style-name="P2"><text:span text:style-name="T1">Sämtliche Aktionen sollten geloggt werden.</text:span></text:p>
        </text:list-item>
        <text:list-item>
          <text:p text:style-name="P2"><text:span text:style-name="T1">Fehler müssen unbedingt geloggt werden!</text:span></text:p>
        </text:list-item>
        <text:list-item>
          <text:p text:style-name="P2"><text:span text:style-name="T1">Format: Datum, Uhrzeit (ev. inkl. Angabe Millisekunde), Meldungstyp (Status, Error, etc), Meldung</text:span></text:p>
        </text:list-item>
        <text:list-item>
          <text:p text:style-name="P2"><text:span text:style-name="T1">Max. Dateigröße einstellbar.</text:span></text:p>
        </text:list-item>
        <text:list-item>
          <text:p text:style-name="P2"><text:span text:style-name="T1">Beim Erreichen der max. Dateigröße: log.txt umbenennen in log.txt.bak und neue log.txt erstellen.</text:span></text:p>
        </text:list-item>
        <text:list-item>
          <text:p text:style-name="P2"><text:span text:style-name="T1">Beim konfigurieren einer kleineren max. Dateigröße (aktuelle log.txt ist größer als neu konfigurierte max. Dateigröße): aktuelle log.txt umbenennen log.txt.bak und neue log.txt erstellen.</text:span></text:p>
        </text:list-item>
        <text:list-item>
          <text:p text:style-name="P2"><text:span text:style-name="T1">Existierende log.txt.bak werden gelöscht, sobald eine neue log.txt.bak angelegt wird!</text:span></text:p>
        </text:list-item>
      </text:list>
      <text:p text:style-name="P1"><text:span text:style-name="T1"/></text:p>
      <text:h text:style-name="Heading_20_3" text:outline-level="3"><text:span text:style-name="T1">Exceptions</text:span></text:h>
      <text:p text:style-name="P1"><text:span text:style-name="T1">Fehler sollen über eigene Exceptions gemeldet und anschließend abgefangen werden.</text:span></text:p>
      <text:p text:style-name="P1"><text:span text:style-name="T1"/></text:p>
      <text:h text:style-name="Heading_20_3" text:outline-level="3"><text:span text:style-name="T1">Konfigurationsdatei</text:span></text:h>
      <text:p text:style-name="P1"><text:span text:style-name="T1">Applikationskonfigurationen werden in einer entsprechenden Datei gespeichert und können bei Bedarf geladen werden.</text:span></text:p>
      <text:p text:style-name="P1"><text:span text:style-name="T1">Als Dateiformat scheint insbesondere XML eine geeignete Lösung zu sein. Es gibt entsprechende Klassen zum Erstellen und Lesen von XML-Files. Außerdem können die Daten aus XML-Files leicht in Klassen (Objekten) gespeichert werden, womit sie in der Applikation leicht zu verwenden sind. </text:span><text:span text:style-name="T2">Des Weiteren können XML-Files auch leicht mittels Editor bearbeitet werden.</text:span></text:p>
      <text:p text:style-name="P1"><text:span text:style-name="T2"/></text:p>
      <text:list xml:id="list7879744610765397486" text:style-name="L3">
        <text:list-item>
          <text:p text:style-name="P4"><text:span text:style-name="T4">Quellverzeichnisse (rekursiv oder nicht)</text:span></text:p>
        </text:list-item>
        <text:list-item>
          <text:p text:style-name="P4"><text:span text:style-name="T4">Ausnahmen in den Quellverzeichnis (Daten die nicht </text:span><text:span text:style-name="T5">synchronisiert</text:span><text:span text:style-name="T4"> werden sollen)</text:span></text:p>
        </text:list-item>
        <text:list-item>
          <text:p text:style-name="P4"><text:span text:style-name="T4">Zielverzeichnisse</text:span></text:p>
        </text:list-item>
        <text:list-item>
          <text:p text:style-name="P4"><text:span text:style-name="T4">max. Größe der Log-Datei (siehe Logger)</text:span></text:p>
        </text:list-item>
        <text:list-item>
          <text:p text:style-name="P4"><text:span text:style-name="T4">Parallel-Mode (Synchronisierung auf mehrere Zielverzeichnisse gleichzeitig, sofern eigene physikalische Laufwerke)</text:span></text:p>
        </text:list-item>
        <text:list-item>
          <text:p text:style-name="P5"><text:span text:style-name="T5">Block-Größe (Synchronisierung großer Dateien, nur mehr betroffene Blöcke synchronisieren)</text:span></text:p>
        </text:list-item>
      </text:list>
      <text:h text:style-name="Heading_20_2" text:outline-level="2"><text:soft-page-break/><text:span text:style-name="T5">Überlegungen zur Applikationsbedienung </text:span><text:span text:style-name="T7">und -Funktionalität</text:span></text:h>
      <text:h text:style-name="Heading_20_3" text:outline-level="3"><text:span text:style-name="T5">Start der Applikation</text:span></text:h>
      <text:p text:style-name="P16"><text:span text:style-name="T8">Alle Schritte sollten entsprechend geloggt und </text:span><text:span text:style-name="T10">ggf.</text:span><text:span text:style-name="T8"> zu Ausgaben an der Konsole führen.</text:span></text:p>
      <text:list xml:id="list2697264901572637360" text:style-name="L4">
        <text:list-item>
          <text:p text:style-name="P7"><text:span text:style-name="T5">In der Konsole kann beim Aufruf der Applikation ein Config-File über die Arguments angegeben werden.</text:span></text:p>
        </text:list-item>
        <text:list-item>
          <text:p text:style-name="P7"><text:span text:style-name="T5">Wird kein Config-File angegeben:</text:span></text:p>
          <text:list>
            <text:list-item>
              <text:p text:style-name="P7"><text:span text:style-name="T5">Option zum Laden eines Config-Files (per Pfadangabe)</text:span></text:p>
            </text:list-item>
            <text:list-item>
              <text:p text:style-name="P7"><text:span text:style-name="T5">Option zum Anlegen eines Config-Files</text:span></text:p>
              <text:list>
                <text:list-item>
                  <text:p text:style-name="P7"><text:span text:style-name="T5">Schrittweises Durchlaufen aller Einstellungen und Abfragen der gewünschten Konfiguration (ungültige Eingaben abfangen, Exception-Handling)</text:span></text:p>
                </text:list-item>
                <text:list-item>
                  <text:p text:style-name="P7"><text:span text:style-name="T5">Speichern der fertigen Konfigurations-Datei (u.U. unter einem bestimmten Namen, zum Erstellen von verschiedenen Config-Files)</text:span></text:p>
                </text:list-item>
              </text:list>
            </text:list-item>
          </text:list>
        </text:list-item>
        <text:list-item>
          <text:p text:style-name="P17"><text:span text:style-name="T6">Konnte ein Config-File geladen werden: eigentlicher Applikationsbetrieb</text:span></text:p>
        </text:list-item>
      </text:list>
      <text:h text:style-name="Heading_20_3" text:outline-level="3"><text:span text:style-name="T6">Eigentlicher Applikationsbetrieb</text:span></text:h>
      <text:p text:style-name="P16"><text:span text:style-name="T8">Alle Schritte sollten entsprechend geloggt und </text:span><text:span text:style-name="T10">ggf.</text:span><text:span text:style-name="T8"> zu Ausgaben an der Konsole führen.</text:span></text:p>
      <text:list xml:id="list1109419677817348397" text:style-name="L5">
        <text:list-item>
          <text:p text:style-name="P9"><text:span text:style-name="T7">Option zum Ändern des geladenen Config-Files (Durchlaufen der Config ähnlich wie beim Anlegen)</text:span></text:p>
        </text:list-item>
        <text:list-item>
          <text:p text:style-name="P8"><text:span text:style-name="T6">Synchronisierung starten: bei entsprechender Eingabe (z.B. durch Drücken einer Taste) oder automatisch (eher nicht, </text:span><text:span text:style-name="T7">zumal ein Ändern der Config hier nicht mehr möglich wäre</text:span><text:span text:style-name="T6">)</text:span></text:p>
        </text:list-item>
        <text:list-item>
          <text:p text:style-name="P8"><text:span text:style-name="T6">Wurde die Synchronisierung gestartet: Synchronisierung</text:span></text:p>
        </text:list-item>
      </text:list>
      <text:h text:style-name="Heading_20_3" text:outline-level="3"><text:span text:style-name="T6">Synchronisierung</text:span></text:h>
      <text:p text:style-name="P15"><text:span text:style-name="T8">Alle Schritte sollten entsprechend geloggt und </text:span><text:span text:style-name="T10">ggf.</text:span><text:span text:style-name="T8"> zu Ausgaben an der Konsole führen.</text:span></text:p>
      <text:list xml:id="list8535759165111528382" text:style-name="L6">
        <text:list-item>
          <text:p text:style-name="P11"><text:span text:style-name="T6">Quell</text:span><text:span text:style-name="T9">-</text:span><text:span text:style-name="T6"> und Zielverzeichnisse </text:span><text:span text:style-name="T7">(insbesondere deren Erreichbarkeit, wenn auf NAS oder anderem Host)</text:span><text:span text:style-name="T6"> werden ermittelt.</text:span></text:p>
          <text:list>
            <text:list-item>
              <text:p text:style-name="P11"><text:span text:style-name="T10">nicht erreichbare </text:span><text:span text:style-name="T11">Zielv</text:span><text:span text:style-name="T10">erzeichnisse ignorieren. Loggen!</text:span></text:p>
            </text:list-item>
            <text:list-item>
              <text:p text:style-name="P11"><text:span text:style-name="T11">nicht erreichbare Quellverzeichnisse: auch Zielverzeichnisse ignorieren. Loggen!</text:span></text:p>
            </text:list-item>
          </text:list>
        </text:list-item>
        <text:list-item>
          <text:p text:style-name="P10"><text:span text:style-name="T10">Bei rekursivem Durchlaufen:</text:span></text:p>
          <text:list>
            <text:list-item>
              <text:p text:style-name="P10"><text:span text:style-name="T10">Durchlaufen aller Unterverzeichnisse und Abspeichern der Pfade in einer Liste. Dadurch können die jeweiligen Pfade anschließend sequentiell untersucht werden (wodurch eine komplizierte Rekursion vermieden werden kann).</text:span></text:p>
            </text:list-item>
            <text:list-item>
              <text:p text:style-name="P10"><text:span text:style-name="T10">Auf Ausnahmen achten (Ordner welche nicht synchronisiert werden sollen)! Wenn Ausnahme nicht mehr vorhanden (z.B. da gelöscht), Ausnahme ignorieren (loggen!).</text:span></text:p>
            </text:list-item>
          </text:list>
        </text:list-item>
        <text:list-item>
          <text:p text:style-name="P12"><text:span text:style-name="T7">Enthaltene Dateien werden auf Unterschiede </text:span><text:span text:style-name="T12">untersucht:</text:span></text:p>
          <text:list>
            <text:list-item>
              <text:p text:style-name="P12"><text:span text:style-name="T7">Dateigröße </text:span><text:span text:style-name="T13">(vorerst ohne Beachtung der Blockgröße)</text:span><text:span text:style-name="T7">, Erstellungsdatum, Attribute, </text:span><text:span text:style-name="T13">gelöscht, </text:span><text:span text:style-name="T7">etc.</text:span></text:p>
            </text:list-item>
            <text:list-item>
              <text:p text:style-name="P12"><text:span text:style-name="T7">betroffenen Dateien </text:span><text:span text:style-name="T12">(wenn Unterschiede festgestellt wurden)</text:span><text:span text:style-name="T7"> merken </text:span><text:span text:style-name="T12">(</text:span><text:span text:style-name="T7">z.B. in einer Liste </text:span><text:span text:style-name="T13">von zu synchronisierenden Dateien</text:span><text:span text:style-name="T12">)</text:span><text:span text:style-name="T7">.</text:span></text:p>
            </text:list-item>
          </text:list>
        </text:list-item>
        <text:list-item>
          <text:p text:style-name="P13"><text:soft-page-break/><text:span text:style-name="T13">Betroffene Dateien (aus der Liste) synchronisieren</text:span></text:p>
        </text:list-item>
        <text:list-item>
          <text:p text:style-name="P13"><text:span text:style-name="T13">Quellverzeichnis permanent überwachen!</text:span></text:p>
          <text:list>
            <text:list-item>
              <text:p text:style-name="P13"><text:span text:style-name="T13">Wurde eine Änderung gemeldet: Nachsehen, ob betroffenen Datei in der Liste der zu synchronisierenden Dateien ist und (wenn ja) ob sie schon synchronisiert wurde oder nicht.</text:span></text:p>
              <text:list>
                <text:list-item>
                  <text:p text:style-name="P13"><text:span text:style-name="T13">Wenn ja/ja: betroffene Datei erneut zur Liste der zu synchronisierenden Dateien hinzufügen.</text:span></text:p>
                </text:list-item>
                <text:list-item>
                  <text:p text:style-name="P13"><text:span text:style-name="T13">Wenn ja/nein: keine weitere Schritte notwendig. Datei wird ohnehin noch synchronisiert.</text:span></text:p>
                </text:list-item>
                <text:list-item>
                  <text:p text:style-name="P13"><text:span text:style-name="T13">Wenn ja/wird gerade synchronisiert: betroffene Datei erneut zur Liste der zu synchronisierenden Dateien hinzufügen.</text:span></text:p>
                </text:list-item>
                <text:list-item>
                  <text:p text:style-name="P13"><text:span text:style-name="T13">Wenn nein/null: betroffene Datei zur Liste der zu synchronisierenden Dateien hinzufügen.</text:span></text:p>
                </text:list-item>
              </text:list>
            </text:list-item>
          </text:list>
        </text:list-item>
        <text:list-item>
          <text:p text:style-name="P14"><text:span text:style-name="T14">Synchronisierung abgeschlossen (Loggen!)</text:span></text:p>
          <text:list>
            <text:list-item>
              <text:p text:style-name="P14"><text:span text:style-name="T14">entsprechende Meldung an den Benutzer (dieser muss das Programm durch Bestätigung beenden)</text:span></text:p>
              <text:list>
                <text:list-item>
                  <text:p text:style-name="P14"><text:span text:style-name="T14">solange nicht beendet wurde: permanente Überwachung der Quellverzeichnisse</text:span></text:p>
                  <text:list>
                    <text:list-item>
                      <text:p text:style-name="P14"><text:span text:style-name="T14">bei Änderungen erneuter Anstoß der Synchronisierung</text:span></text:p>
                      <text:list>
                        <text:list-item>
                          <text:p text:style-name="P14"><text:span text:style-name="T14">Synchronisierung abgeschlossen (rekursiv, also alle Punkte erneut beachten!)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A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AT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08T14:03:28</meta:creation-date>
    <dc:date>2013-10-08T15:42:49</dc:date>
    <meta:editing-duration>PT1H25M54S</meta:editing-duration>
    <meta:editing-cycles>17</meta:editing-cycles>
    <meta:generator>LibreOffice/4.0.3.3$MacOSX_x86 LibreOffice_project/0eaa50a932c8f2199a615e1eb30f7ac74279539</meta:generator>
    <meta:document-statistic meta:table-count="0" meta:image-count="0" meta:object-count="0" meta:page-count="3" meta:paragraph-count="64" meta:word-count="654" meta:character-count="5036" meta:non-whitespace-character-count="4491"/>
  </office:meta>
</office:document-meta>
</file>